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width="0.01cm" svg:stroke-color="#000000" draw:marker-start-width="0.215cm" draw:marker-end-width="0.215cm" draw:fill="hatch" draw:fill-hatch-name="Hatching_20_1" draw:fill-hatch-solid="fals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cm" svg:x="15.2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1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0cm" svg:height="10cm" svg:x="5.2cm" svg:y="1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7cm" svg:y1="1.9cm" svg:x2="27.1cm" svg:y2="1.9cm">
          <text:p/>
        </draw:line>
        <draw:line draw:style-name="gr4" draw:text-style-name="P1" draw:layer="layout" svg:x1="25.725cm" svg:y1="2.35cm" svg:x2="27.125cm" svg:y2="2.35cm">
          <text:p/>
        </draw:line>
        <draw:line draw:style-name="gr4" draw:text-style-name="P1" draw:layer="layout" svg:x1="25.725cm" svg:y1="2.75cm" svg:x2="27.125cm" svg:y2="2.75cm">
          <text:p/>
        </draw:line>
        <draw:line draw:style-name="gr4" draw:text-style-name="P1" draw:layer="layout" svg:x1="25.726cm" svg:y1="3.15cm" svg:x2="27.126cm" svg:y2="3.15cm">
          <text:p/>
        </draw:line>
        <draw:line draw:style-name="gr4" draw:text-style-name="P1" draw:layer="layout" svg:x1="25.751cm" svg:y1="3.6cm" svg:x2="27.151cm" svg:y2="3.6cm">
          <text:p/>
        </draw:line>
        <draw:line draw:style-name="gr4" draw:text-style-name="P1" draw:layer="layout" svg:x1="25.751cm" svg:y1="4cm" svg:x2="27.151cm" svg:y2="4cm">
          <text:p/>
        </draw:line>
        <draw:line draw:style-name="gr4" draw:text-style-name="P1" draw:layer="layout" svg:x1="25.726cm" svg:y1="4.45cm" svg:x2="27.126cm" svg:y2="4.45cm">
          <text:p/>
        </draw:line>
        <draw:line draw:style-name="gr4" draw:text-style-name="P1" draw:layer="layout" svg:x1="25.751cm" svg:y1="4.9cm" svg:x2="27.151cm" svg:y2="4.9cm">
          <text:p/>
        </draw:line>
        <draw:line draw:style-name="gr4" draw:text-style-name="P1" draw:layer="layout" svg:x1="25.751cm" svg:y1="5.3cm" svg:x2="27.151cm" svg:y2="5.3cm">
          <text:p/>
        </draw:line>
        <draw:line draw:style-name="gr4" draw:text-style-name="P1" draw:layer="layout" svg:x1="25.726cm" svg:y1="5.65cm" svg:x2="27.126cm" svg:y2="5.65cm">
          <text:p/>
        </draw:line>
        <draw:line draw:style-name="gr4" draw:text-style-name="P1" draw:layer="layout" svg:x1="25.751cm" svg:y1="6.1cm" svg:x2="27.151cm" svg:y2="6.1cm">
          <text:p/>
        </draw:line>
        <draw:line draw:style-name="gr4" draw:text-style-name="P1" draw:layer="layout" svg:x1="25.751cm" svg:y1="6.5cm" svg:x2="27.151cm" svg:y2="6.5cm">
          <text:p/>
        </draw:line>
        <draw:line draw:style-name="gr4" draw:text-style-name="P1" draw:layer="layout" svg:x1="25.752cm" svg:y1="6.9cm" svg:x2="27.152cm" svg:y2="6.9cm">
          <text:p/>
        </draw:line>
        <draw:line draw:style-name="gr4" draw:text-style-name="P1" draw:layer="layout" svg:x1="25.777cm" svg:y1="7.35cm" svg:x2="27.177cm" svg:y2="7.35cm">
          <text:p/>
        </draw:line>
        <draw:line draw:style-name="gr4" draw:text-style-name="P1" draw:layer="layout" svg:x1="25.777cm" svg:y1="7.75cm" svg:x2="27.177cm" svg:y2="7.75cm">
          <text:p/>
        </draw:line>
        <draw:line draw:style-name="gr4" draw:text-style-name="P1" draw:layer="layout" svg:x1="25.752cm" svg:y1="8.2cm" svg:x2="27.152cm" svg:y2="8.2cm">
          <text:p/>
        </draw:line>
        <draw:line draw:style-name="gr4" draw:text-style-name="P1" draw:layer="layout" svg:x1="25.777cm" svg:y1="8.65cm" svg:x2="27.177cm" svg:y2="8.65cm">
          <text:p/>
        </draw:line>
        <draw:line draw:style-name="gr4" draw:text-style-name="P1" draw:layer="layout" svg:x1="25.777cm" svg:y1="9.05cm" svg:x2="27.177cm" svg:y2="9.05cm">
          <text:p/>
        </draw:line>
        <draw:line draw:style-name="gr4" draw:text-style-name="P1" draw:layer="layout" svg:x1="25.803cm" svg:y1="9.5cm" svg:x2="27.203cm" svg:y2="9.5cm">
          <text:p/>
        </draw:line>
        <draw:line draw:style-name="gr4" draw:text-style-name="P1" draw:layer="layout" svg:x1="25.803cm" svg:y1="9.9cm" svg:x2="27.203cm" svg:y2="9.9cm">
          <text:p/>
        </draw:line>
        <draw:line draw:style-name="gr4" draw:text-style-name="P1" draw:layer="layout" svg:x1="25.778cm" svg:y1="10.35cm" svg:x2="27.178cm" svg:y2="10.35cm">
          <text:p/>
        </draw:line>
        <draw:line draw:style-name="gr4" draw:text-style-name="P1" draw:layer="layout" svg:x1="25.803cm" svg:y1="10.8cm" svg:x2="27.203cm" svg:y2="10.8cm">
          <text:p/>
        </draw:line>
        <draw:line draw:style-name="gr4" draw:text-style-name="P1" draw:layer="layout" svg:x1="25.803cm" svg:y1="11.2cm" svg:x2="27.203cm" svg:y2="11.2cm">
          <text:p/>
        </draw:line>
        <draw:line draw:style-name="gr4" draw:text-style-name="P1" draw:layer="layout" svg:x1="25.828cm" svg:y1="11.65cm" svg:x2="27.228cm" svg:y2="11.65cm">
          <text:p/>
        </draw:line>
        <draw:line draw:style-name="gr4" draw:text-style-name="P1" draw:layer="layout" svg:x1="4.6cm" svg:y1="1.95cm" svg:x2="3.2cm" svg:y2="1.95cm">
          <text:p/>
        </draw:line>
        <draw:line draw:style-name="gr4" draw:text-style-name="P1" draw:layer="layout" svg:x1="4.575cm" svg:y1="2.4cm" svg:x2="3.175cm" svg:y2="2.4cm">
          <text:p/>
        </draw:line>
        <draw:line draw:style-name="gr4" draw:text-style-name="P1" draw:layer="layout" svg:x1="4.575cm" svg:y1="2.8cm" svg:x2="3.175cm" svg:y2="2.8cm">
          <text:p/>
        </draw:line>
        <draw:line draw:style-name="gr4" draw:text-style-name="P1" draw:layer="layout" svg:x1="4.574cm" svg:y1="3.2cm" svg:x2="3.174cm" svg:y2="3.2cm">
          <text:p/>
        </draw:line>
        <draw:line draw:style-name="gr4" draw:text-style-name="P1" draw:layer="layout" svg:x1="4.549cm" svg:y1="3.65cm" svg:x2="3.149cm" svg:y2="3.65cm">
          <text:p/>
        </draw:line>
        <draw:line draw:style-name="gr4" draw:text-style-name="P1" draw:layer="layout" svg:x1="4.549cm" svg:y1="4.05cm" svg:x2="3.149cm" svg:y2="4.05cm">
          <text:p/>
        </draw:line>
        <draw:line draw:style-name="gr4" draw:text-style-name="P1" draw:layer="layout" svg:x1="4.574cm" svg:y1="4.5cm" svg:x2="3.174cm" svg:y2="4.5cm">
          <text:p/>
        </draw:line>
        <draw:line draw:style-name="gr4" draw:text-style-name="P1" draw:layer="layout" svg:x1="4.549cm" svg:y1="4.95cm" svg:x2="3.149cm" svg:y2="4.95cm">
          <text:p/>
        </draw:line>
        <draw:line draw:style-name="gr4" draw:text-style-name="P1" draw:layer="layout" svg:x1="4.549cm" svg:y1="5.35cm" svg:x2="3.149cm" svg:y2="5.35cm">
          <text:p/>
        </draw:line>
        <draw:line draw:style-name="gr4" draw:text-style-name="P1" draw:layer="layout" svg:x1="4.574cm" svg:y1="5.7cm" svg:x2="3.174cm" svg:y2="5.7cm">
          <text:p/>
        </draw:line>
        <draw:line draw:style-name="gr4" draw:text-style-name="P1" draw:layer="layout" svg:x1="4.549cm" svg:y1="6.15cm" svg:x2="3.149cm" svg:y2="6.15cm">
          <text:p/>
        </draw:line>
        <draw:line draw:style-name="gr4" draw:text-style-name="P1" draw:layer="layout" svg:x1="4.549cm" svg:y1="6.55cm" svg:x2="3.149cm" svg:y2="6.55cm">
          <text:p/>
        </draw:line>
        <draw:line draw:style-name="gr4" draw:text-style-name="P1" draw:layer="layout" svg:x1="4.548cm" svg:y1="6.95cm" svg:x2="3.148cm" svg:y2="6.95cm">
          <text:p/>
        </draw:line>
        <draw:line draw:style-name="gr4" draw:text-style-name="P1" draw:layer="layout" svg:x1="4.523cm" svg:y1="7.4cm" svg:x2="3.123cm" svg:y2="7.4cm">
          <text:p/>
        </draw:line>
        <draw:line draw:style-name="gr4" draw:text-style-name="P1" draw:layer="layout" svg:x1="4.523cm" svg:y1="7.8cm" svg:x2="3.123cm" svg:y2="7.8cm">
          <text:p/>
        </draw:line>
        <draw:line draw:style-name="gr4" draw:text-style-name="P1" draw:layer="layout" svg:x1="4.548cm" svg:y1="8.25cm" svg:x2="3.148cm" svg:y2="8.25cm">
          <text:p/>
        </draw:line>
        <draw:line draw:style-name="gr4" draw:text-style-name="P1" draw:layer="layout" svg:x1="4.523cm" svg:y1="8.7cm" svg:x2="3.123cm" svg:y2="8.7cm">
          <text:p/>
        </draw:line>
        <draw:line draw:style-name="gr4" draw:text-style-name="P1" draw:layer="layout" svg:x1="4.523cm" svg:y1="9.1cm" svg:x2="3.123cm" svg:y2="9.1cm">
          <text:p/>
        </draw:line>
        <draw:line draw:style-name="gr4" draw:text-style-name="P1" draw:layer="layout" svg:x1="4.497cm" svg:y1="9.55cm" svg:x2="3.097cm" svg:y2="9.55cm">
          <text:p/>
        </draw:line>
        <draw:line draw:style-name="gr4" draw:text-style-name="P1" draw:layer="layout" svg:x1="4.497cm" svg:y1="9.95cm" svg:x2="3.097cm" svg:y2="9.95cm">
          <text:p/>
        </draw:line>
        <draw:line draw:style-name="gr4" draw:text-style-name="P1" draw:layer="layout" svg:x1="4.522cm" svg:y1="10.4cm" svg:x2="3.122cm" svg:y2="10.4cm">
          <text:p/>
        </draw:line>
        <draw:line draw:style-name="gr4" draw:text-style-name="P1" draw:layer="layout" svg:x1="4.497cm" svg:y1="10.85cm" svg:x2="3.097cm" svg:y2="10.85cm">
          <text:p/>
        </draw:line>
        <draw:line draw:style-name="gr4" draw:text-style-name="P1" draw:layer="layout" svg:x1="4.497cm" svg:y1="11.25cm" svg:x2="3.097cm" svg:y2="11.25cm">
          <text:p/>
        </draw:line>
        <draw:line draw:style-name="gr4" draw:text-style-name="P1" draw:layer="layout" svg:x1="4.472cm" svg:y1="11.7cm" svg:x2="3.072cm" svg:y2="11.7cm">
          <text:p/>
        </draw:line>
        <draw:line draw:style-name="gr5" draw:text-style-name="P1" draw:layer="layout" svg:x1="25.111cm" svg:y1="13.325cm" svg:x2="15.106cm" svg:y2="13.302cm">
          <text:p/>
        </draw:line>
        <draw:line draw:style-name="gr5" draw:text-style-name="P1" draw:layer="layout" svg:x1="15.094cm" svg:y1="13.302cm" svg:x2="15.105cm" svg:y2="13.302cm">
          <text:p/>
        </draw:line>
        <draw:line draw:style-name="gr5" draw:text-style-name="P1" draw:layer="layout" svg:x1="15.105cm" svg:y1="13.302cm" svg:x2="15.105cm" svg:y2="17.078cm">
          <text:p/>
        </draw:line>
        <draw:line draw:style-name="gr5" draw:text-style-name="P1" draw:layer="layout" svg:x1="15.105cm" svg:y1="17.078cm" svg:x2="15.099cm" svg:y2="17.061cm">
          <text:p/>
        </draw:line>
        <draw:path draw:style-name="gr5" draw:text-style-name="P1" draw:layer="layout" svg:width="1.253cm" svg:height="1.228cm" svg:x="15.099cm" svg:y="17.061cm" svg:viewBox="0 0 1254 1229" svg:d="M0 0c1024 60 1229 820 1254 1229">
          <text:p/>
        </draw:path>
        <draw:line draw:style-name="gr5" draw:text-style-name="P1" draw:layer="layout" svg:x1="16.353cm" svg:y1="18.29cm" svg:x2="16.332cm" svg:y2="18.293cm">
          <text:p/>
        </draw:line>
        <draw:polyline draw:style-name="gr5" draw:text-style-name="P1" draw:layer="layout" svg:width="8.755cm" svg:height="5.002cm" svg:x="16.332cm" svg:y="13.307cm" svg:viewBox="0 0 8756 5003" draw:points="8756,0 8756,5003 8756,4986 0,4986">
          <text:p/>
        </draw:polyline>
        <draw:custom-shape draw:style-name="gr6" draw:text-style-name="P1" draw:layer="layout" svg:width="0.24cm" svg:height="0.24cm" svg:x="16.885cm" svg:y="18.3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67cm" svg:height="0.067cm" svg:x="16.891cm" svg:y="18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7cm" svg:height="0.067cm" svg:x="17.055cm" svg:y="1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1cm" svg:height="0.054cm" svg:x="16.88cm" svg:y="18.6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882cm" svg:y1="18.674cm" svg:x2="17.134cm" svg:y2="18.674cm">
          <text:p/>
        </draw:line>
        <draw:custom-shape draw:style-name="gr6" draw:text-style-name="P1" draw:layer="layout" svg:width="0.24cm" svg:height="0.24cm" svg:x="23.482cm" svg:y="18.3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67cm" svg:height="0.067cm" svg:x="23.488cm" svg:y="18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7cm" svg:height="0.067cm" svg:x="23.652cm" svg:y="18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1cm" svg:height="0.054cm" svg:x="23.477cm" svg:y="18.67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479cm" svg:y1="18.679cm" svg:x2="23.731cm" svg:y2="18.679cm">
          <text:p/>
        </draw:line>
        <draw:custom-shape draw:style-name="gr6" draw:text-style-name="P1" draw:layer="layout" svg:width="0.24cm" svg:height="0.24cm" draw:transform="rotate (-1.5707963267949) translate (15.043cm 16.7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67cm" svg:height="0.067cm" draw:transform="rotate (-1.5707963267949) translate (14.792cm 16.7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7cm" svg:height="0.067cm" draw:transform="rotate (-1.5707963267949) translate (14.79cm 16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1cm" svg:height="0.054cm" draw:transform="rotate (-1.5707963267949) translate (14.722cm 16.76cm)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22cm" svg:y1="16.762cm" svg:x2="14.722cm" svg:y2="17.014cm">
          <text:p/>
        </draw:line>
        <draw:custom-shape draw:style-name="gr6" draw:text-style-name="P1" draw:layer="layout" svg:width="0.24cm" svg:height="0.24cm" draw:transform="rotate (-1.5707963267949) translate (15.062cm 13.7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67cm" svg:height="0.067cm" draw:transform="rotate (-1.5707963267949) translate (14.811cm 13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7cm" svg:height="0.067cm" draw:transform="rotate (-1.5707963267949) translate (14.809cm 13.8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1cm" svg:height="0.054cm" draw:transform="rotate (-1.5707963267949) translate (14.741cm 13.711cm)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41cm" svg:y1="13.713cm" svg:x2="14.741cm" svg:y2="13.965cm">
          <text:p/>
        </draw:line>
        <draw:line draw:style-name="gr4" draw:text-style-name="P1" draw:layer="layout" svg:x1="25.536cm" svg:y1="13.565cm" svg:x2="26.936cm" svg:y2="13.565cm">
          <text:p/>
        </draw:line>
        <draw:line draw:style-name="gr4" draw:text-style-name="P1" draw:layer="layout" svg:x1="25.536cm" svg:y1="13.965cm" svg:x2="26.936cm" svg:y2="13.965cm">
          <text:p/>
        </draw:line>
        <draw:line draw:style-name="gr4" draw:text-style-name="P1" draw:layer="layout" svg:x1="25.511cm" svg:y1="14.415cm" svg:x2="26.911cm" svg:y2="14.415cm">
          <text:p/>
        </draw:line>
        <draw:line draw:style-name="gr4" draw:text-style-name="P1" draw:layer="layout" svg:x1="25.536cm" svg:y1="14.865cm" svg:x2="26.936cm" svg:y2="14.865cm">
          <text:p/>
        </draw:line>
        <draw:line draw:style-name="gr4" draw:text-style-name="P1" draw:layer="layout" svg:x1="25.536cm" svg:y1="15.265cm" svg:x2="26.936cm" svg:y2="15.265cm">
          <text:p/>
        </draw:line>
        <draw:line draw:style-name="gr4" draw:text-style-name="P1" draw:layer="layout" svg:x1="25.562cm" svg:y1="15.715cm" svg:x2="26.962cm" svg:y2="15.715cm">
          <text:p/>
        </draw:line>
        <draw:line draw:style-name="gr4" draw:text-style-name="P1" draw:layer="layout" svg:x1="25.562cm" svg:y1="16.115cm" svg:x2="26.962cm" svg:y2="16.115cm">
          <text:p/>
        </draw:line>
        <draw:line draw:style-name="gr4" draw:text-style-name="P1" draw:layer="layout" svg:x1="25.537cm" svg:y1="16.565cm" svg:x2="26.937cm" svg:y2="16.565cm">
          <text:p/>
        </draw:line>
        <draw:line draw:style-name="gr4" draw:text-style-name="P1" draw:layer="layout" svg:x1="25.562cm" svg:y1="17.015cm" svg:x2="26.962cm" svg:y2="17.015cm">
          <text:p/>
        </draw:line>
        <draw:line draw:style-name="gr4" draw:text-style-name="P1" draw:layer="layout" svg:x1="25.562cm" svg:y1="17.415cm" svg:x2="26.962cm" svg:y2="17.415cm">
          <text:p/>
        </draw:line>
        <draw:line draw:style-name="gr4" draw:text-style-name="P1" draw:layer="layout" svg:x1="25.587cm" svg:y1="17.865cm" svg:x2="26.987cm" svg:y2="17.8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.05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2:11:27.212010723</meta:creation-date>
    <dc:date>2014-06-18T12:34:10.417584522</dc:date>
    <meta:editing-duration>PT7M32S</meta:editing-duration>
    <meta:editing-cycles>1</meta:editing-cycles>
    <meta:document-statistic meta:object-count="89"/>
    <meta:generator>LibreOffice/4.2.4.2$Linux_X86_64 LibreOffice_project/420m0$Build-2</meta:generator>
  </office:meta>
</office:document-meta>
</file>